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00B00001FD622D51359.svm"/>
  <manifest:file-entry manifest:media-type="" manifest:full-path="Pictures/2000000700001FF100001FBCDE4ED5FF.svm"/>
  <manifest:file-entry manifest:media-type="" manifest:full-path="Pictures/200000070000204000001FD6E94EE89F.svm"/>
  <manifest:file-entry manifest:media-type="" manifest:full-path="Pictures/200000070000200B00001FBCED3A219B.svm"/>
  <manifest:file-entry manifest:media-type="" manifest:full-path="Pictures/200000070000200B00001FBC934CB0A1.svm"/>
  <manifest:file-entry manifest:media-type="" manifest:full-path="Pictures/2000000700001FF100001FBC46570E77.svm"/>
  <manifest:file-entry manifest:media-type="" manifest:full-path="Pictures/200000070000501A000038A49DC8C627.svm"/>
  <manifest:file-entry manifest:media-type="" manifest:full-path="Pictures/200000070000200B00001FF1B50FF6F1.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Agency FB" svg:font-family="'Agency FB'"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Bold" style:font-family-generic="swiss" style:font-pitch="variable"/>
    <style:font-face style:name="Aharoni" svg:font-family="Aharon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Calibri1" fo:language="es" fo:country="ES"/>
    </style:style>
    <style:style style:name="P2" style:family="paragraph" style:parent-style-name="Footer">
      <style:paragraph-properties fo:text-align="center" style:justify-single-word="false"/>
      <style:text-properties fo:language="es" fo:country="ES"/>
    </style:style>
    <style:style style:name="P3" style:family="paragraph" style:parent-style-name="Footer">
      <style:paragraph-properties fo:text-align="center" style:justify-single-word="false" fo:background-color="transparent">
        <style:background-image/>
      </style:paragraph-properties>
      <style:text-properties fo:language="es" fo:country="ES" fo:background-color="transparent"/>
    </style:style>
    <style:style style:name="P4" style:family="paragraph" style:parent-style-name="Standard">
      <style:paragraph-properties fo:text-align="start" style:justify-single-word="false" fo:background-color="transparent">
        <style:background-image/>
      </style:paragraph-properties>
    </style:style>
    <style:style style:name="P5" style:family="paragraph" style:parent-style-name="Standard">
      <style:paragraph-properties fo:text-align="start" style:justify-single-word="false" fo:background-color="transparent">
        <style:background-image/>
      </style:paragraph-properties>
      <style:text-properties style:font-name="Calibri1" fo:font-size="16pt" fo:language="es" fo:country="ES" fo:font-weight="normal" style:font-size-asian="16pt" style:font-weight-asian="normal" style:font-size-complex="16pt" style:font-weight-complex="normal"/>
    </style:style>
    <style:style style:name="P6" style:family="paragraph" style:parent-style-name="Standard">
      <style:paragraph-properties fo:text-align="center" style:justify-single-word="false"/>
      <style:text-properties style:font-name="Calibri1" fo:font-size="16pt" fo:language="es" fo:country="ES" fo:font-weight="normal" style:font-size-asian="16pt" style:font-weight-asian="normal" style:font-size-complex="16pt" style:font-weight-complex="normal"/>
    </style:style>
    <style:style style:name="P7" style:family="paragraph" style:parent-style-name="Standard">
      <style:paragraph-properties fo:text-align="start" style:justify-single-word="false"/>
      <style:text-properties style:font-name="Calibri1" fo:font-size="16pt" fo:language="es" fo:country="ES" fo:font-weight="normal" style:font-size-asian="16pt" style:font-weight-asian="normal" style:font-size-complex="16pt" style:font-weight-complex="normal"/>
    </style:style>
    <style:style style:name="P8" style:family="paragraph" style:parent-style-name="Standard">
      <style:paragraph-properties fo:text-align="start" style:justify-single-word="false"/>
      <style:text-properties style:font-name="Calibri1" fo:font-size="16pt" fo:language="es" fo:country="ES"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style:font-name="Calibri1" fo:font-size="72pt" fo:language="es" fo:country="ES" fo:font-weight="bold" style:font-size-asian="72pt" style:font-weight-asian="bold" style:font-size-complex="72pt" style:font-weight-complex="bold"/>
    </style:style>
    <style:style style:name="P10" style:family="paragraph" style:parent-style-name="Standard">
      <style:paragraph-properties fo:text-align="center" style:justify-single-word="false"/>
      <style:text-properties style:font-name="Calibri1" fo:font-size="28pt" fo:language="es" fo:country="ES" fo:font-weight="normal" style:font-size-asian="28pt" style:font-weight-asian="normal" style:font-size-complex="28pt" style:font-weight-complex="normal"/>
    </style:style>
    <style:style style:name="P11" style:family="paragraph" style:parent-style-name="Standard">
      <style:paragraph-properties fo:text-align="center" style:justify-single-word="false"/>
      <style:text-properties style:font-name="Calibri1" fo:font-size="20pt" fo:language="es" fo:country="ES" fo:font-weight="normal" style:font-size-asian="20pt" style:font-weight-asian="normal" style:font-size-complex="20pt" style:font-weight-complex="normal"/>
    </style:style>
    <style:style style:name="P12" style:family="paragraph" style:parent-style-name="Standard">
      <style:paragraph-properties fo:text-align="start" style:justify-single-word="false"/>
      <style:text-properties style:font-name="Calibri1" fo:font-size="12pt" fo:language="es" fo:country="ES" fo:font-weight="normal" style:font-size-asian="12pt" style:font-weight-asian="normal" style:font-size-complex="12pt" style:font-weight-complex="normal"/>
    </style:style>
    <style:style style:name="P13" style:family="paragraph" style:parent-style-name="Standard">
      <style:text-properties style:font-name="Calibri1" fo:font-size="12pt" style:font-size-asian="12pt" style:font-name-complex="Aharoni" style:font-size-complex="12pt"/>
    </style:style>
    <style:style style:name="P14" style:family="paragraph" style:parent-style-name="Standard">
      <style:text-properties style:font-name="Calibri1" fo:font-size="12pt" style:font-size-asian="12pt" style:font-size-complex="12pt"/>
    </style:style>
    <style:style style:name="P15" style:family="paragraph" style:parent-style-name="Standard">
      <style:paragraph-properties fo:text-align="start" style:justify-single-word="false">
        <style:tab-stops>
          <style:tab-stop style:position="0.8228in"/>
        </style:tab-stops>
      </style:paragraph-properties>
    </style:style>
    <style:style style:name="P16" style:family="paragraph" style:parent-style-name="Standard">
      <style:paragraph-properties>
        <style:tab-stops>
          <style:tab-stop style:position="0.8228in"/>
        </style:tab-stops>
      </style:paragraph-properties>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Standard">
      <style:paragraph-properties fo:text-align="start" style:justify-single-word="false"/>
      <style:text-properties style:font-name="Agency FB" fo:font-size="14pt" fo:language="es" fo:country="ES" fo:font-weight="normal" style:font-size-asian="14pt" style:font-weight-asian="normal" style:font-name-complex="Aharoni" style:font-size-complex="14pt" style:font-weight-complex="normal"/>
    </style:style>
    <style:style style:name="P19" style:family="paragraph" style:parent-style-name="Standard" style:list-style-name="L1">
      <style:text-properties style:font-name="Calibri1" fo:font-size="12pt" style:text-underline-style="none" fo:font-weight="bold" style:font-size-asian="12pt" style:font-weight-asian="bold" style:font-name-complex="Aharoni" style:font-size-complex="12pt" style:font-weight-complex="bold"/>
    </style:style>
    <style:style style:name="P20" style:family="paragraph" style:parent-style-name="Standard">
      <style:text-properties style:font-name="Calibri1" fo:font-size="12pt" style:font-size-asian="12pt" style:font-name-complex="Aharoni" style:font-size-complex="12pt"/>
    </style:style>
    <style:style style:name="P21" style:family="paragraph" style:parent-style-name="Standard" style:list-style-name="WWNum1">
      <style:text-properties style:font-name="Calibri1" fo:font-size="12pt" style:font-size-asian="12pt" style:font-name-complex="Aharoni" style:font-size-complex="12pt"/>
    </style:style>
    <style:style style:name="P22" style:family="paragraph" style:parent-style-name="Standard">
      <style:paragraph-properties fo:text-align="start" style:justify-single-word="false"/>
      <style:text-properties style:font-name="Calibri1" fo:font-size="12pt" fo:language="es" fo:country="ES" fo:font-weight="normal" style:font-size-asian="12pt" style:font-weight-asian="normal" style:font-name-complex="Aharoni" style:font-size-complex="12pt" style:font-weight-complex="normal"/>
    </style:style>
    <style:style style:name="P23" style:family="paragraph" style:parent-style-name="Standard">
      <style:paragraph-properties fo:text-align="start" style:justify-single-word="false">
        <style:tab-stops>
          <style:tab-stop style:position="0.8228in"/>
        </style:tab-stops>
      </style:paragraph-properties>
      <style:text-properties style:font-name="Calibri1" fo:font-size="12pt" fo:language="es" fo:country="ES" fo:font-weight="normal" style:font-size-asian="12pt" style:font-weight-asian="normal" style:font-name-complex="Aharoni" style:font-size-complex="12pt" style:font-weight-complex="normal"/>
    </style:style>
    <style:style style:name="P24" style:family="paragraph" style:parent-style-name="Standard">
      <style:paragraph-properties fo:text-align="start" style:justify-single-word="false">
        <style:tab-stops>
          <style:tab-stop style:position="0.8228in"/>
        </style:tab-stops>
      </style:paragraph-properties>
      <style:text-properties style:font-name="Calibri1" fo:font-size="12pt" fo:language="es" fo:country="ES" fo:font-weight="bold" style:font-size-asian="12pt" style:font-weight-asian="bold" style:font-name-complex="Aharoni" style:font-size-complex="12pt" style:font-weight-complex="bold"/>
    </style:style>
    <style:style style:name="P25" style:family="paragraph" style:parent-style-name="Standard">
      <style:paragraph-properties>
        <style:tab-stops>
          <style:tab-stop style:position="0.8228in"/>
        </style:tab-stops>
      </style:paragraph-properties>
      <style:text-properties style:font-name="Calibri1" fo:font-size="12pt" fo:font-weight="bold" style:font-size-asian="12pt" style:font-weight-asian="bold" style:font-name-complex="Aharoni" style:font-size-complex="12pt" style:font-weight-complex="bold"/>
    </style:style>
    <style:style style:name="P26" style:family="paragraph" style:parent-style-name="Standard">
      <style:paragraph-properties fo:text-align="start" style:justify-single-word="false">
        <style:tab-stops>
          <style:tab-stop style:position="0.8228in"/>
        </style:tab-stops>
      </style:paragraph-properties>
      <style:text-properties style:font-name="Calibri1" fo:font-size="16pt" fo:language="es" fo:country="ES" fo:font-weight="bold" style:font-size-asian="16pt" style:font-weight-asian="bold" style:font-name-complex="Aharoni" style:font-size-complex="16pt" style:font-weight-complex="bold"/>
    </style:style>
    <style:style style:name="P27" style:family="paragraph" style:parent-style-name="Standard">
      <style:paragraph-properties fo:text-align="start" style:justify-single-word="false" fo:background-color="transparent">
        <style:background-image/>
      </style:paragraph-properties>
      <style:text-properties style:font-name="Calibri1" fo:font-style="normal" style:text-underline-style="none" fo:font-weight="normal" style:font-style-asian="normal" style:font-weight-asian="normal" style:font-name-complex="Aharoni" style:font-style-complex="normal" style:font-weight-complex="normal"/>
    </style:style>
    <style:style style:name="P28" style:family="paragraph" style:parent-style-name="Standard">
      <style:paragraph-properties fo:text-align="start" style:justify-single-word="false" fo:background-color="transparent">
        <style:background-image/>
      </style:paragraph-properties>
      <style:text-properties style:font-name="Calibri1" fo:font-size="12pt" fo:language="es" fo:country="ES" fo:font-style="normal" style:text-underline-style="none" fo:font-weight="normal" style:font-size-asian="12pt" style:font-style-asian="normal" style:font-weight-asian="normal" style:font-name-complex="Aharoni" style:font-size-complex="12pt" style:font-style-complex="normal" style:font-weight-complex="normal"/>
    </style:style>
    <style:style style:name="P29" style:family="paragraph" style:parent-style-name="Standard" style:list-style-name="WWNum1">
      <style:paragraph-properties fo:text-align="start" style:justify-single-word="false" fo:background-color="transparent">
        <style:background-image/>
      </style:paragraph-properties>
      <style:text-properties style:font-name="Calibri1" fo:font-size="12pt" fo:language="es" fo:country="ES" fo:font-style="normal" style:text-underline-style="none" fo:font-weight="normal" style:font-size-asian="12pt" style:font-style-asian="normal" style:font-weight-asian="normal" style:font-name-complex="Aharoni" style:font-size-complex="12pt" style:font-style-complex="normal" style:font-weight-complex="normal"/>
    </style:style>
    <style:style style:name="P30" style:family="paragraph" style:parent-style-name="Standard" style:list-style-name="L2">
      <style:paragraph-properties fo:text-align="start" style:justify-single-word="false" fo:background-color="transparent">
        <style:background-image/>
      </style:paragraph-properties>
      <style:text-properties style:font-name="Calibri1" fo:font-size="12pt" style:font-size-asian="12pt" style:font-size-complex="12pt"/>
    </style:style>
    <style:style style:name="P31" style:family="paragraph" style:parent-style-name="Standard">
      <style:paragraph-properties fo:text-align="start" style:justify-single-word="false" fo:background-color="transparent">
        <style:background-image/>
      </style:paragraph-properties>
      <style:text-properties style:font-name="Calibri1" fo:font-size="12pt" fo:font-style="normal" style:text-underline-style="none" fo:font-weight="normal" style:font-size-asian="12pt" style:font-style-asian="normal" style:font-weight-asian="normal" style:font-name-complex="Aharoni" style:font-size-complex="12pt" style:font-style-complex="normal" style:font-weight-complex="normal"/>
    </style:style>
    <style:style style:name="P32" style:family="paragraph" style:parent-style-name="Standard" style:list-style-name="WWNum1">
      <style:paragraph-properties fo:text-align="start" style:justify-single-word="false" fo:background-color="transparent">
        <style:background-image/>
      </style:paragraph-properties>
      <style:text-properties style:font-name="Calibri1" fo:font-size="12pt" fo:font-style="normal" style:text-underline-style="none" fo:font-weight="normal" style:font-size-asian="12pt" style:font-style-asian="normal" style:font-weight-asian="normal" style:font-name-complex="Aharoni" style:font-size-complex="12pt" style:font-style-complex="normal" style:font-weight-complex="normal"/>
    </style:style>
    <style:style style:name="P33" style:family="paragraph" style:parent-style-name="Standard">
      <style:paragraph-properties fo:text-align="center" style:justify-single-word="false" fo:background-color="transparent">
        <style:background-image/>
      </style:paragraph-properties>
      <style:text-properties style:font-name="Calibri1" fo:font-size="12pt" fo:font-style="normal" style:text-underline-style="none" fo:font-weight="normal" style:font-size-asian="12pt" style:font-style-asian="normal" style:font-weight-asian="normal" style:font-name-complex="Aharoni" style:font-size-complex="12pt" style:font-style-complex="normal" style:font-weight-complex="normal"/>
    </style:style>
    <style:style style:name="P34" style:family="paragraph" style:parent-style-name="Standard" style:list-style-name="L2">
      <style:paragraph-properties fo:text-align="start" style:justify-single-word="false" fo:background-color="transparent">
        <style:background-image/>
      </style:paragraph-properties>
      <style:text-properties style:font-name="Calibri1" fo:font-size="12pt" fo:font-weight="bold" style:font-size-asian="12pt" style:font-weight-asian="bold" style:font-size-complex="12pt" style:font-weight-complex="bold"/>
    </style:style>
    <style:style style:name="P35" style:family="paragraph" style:parent-style-name="Standard">
      <style:paragraph-properties fo:text-align="start" style:justify-single-word="false" fo:background-color="transparent">
        <style:background-image/>
      </style:paragraph-properties>
      <style:text-properties style:font-name="Agency FB" fo:font-size="14pt" fo:font-style="normal" style:text-underline-style="none" fo:font-weight="normal" style:font-size-asian="14pt" style:font-style-asian="normal" style:font-weight-asian="normal" style:font-name-complex="Aharoni" style:font-size-complex="14pt" style:font-style-complex="normal" style:font-weight-complex="normal"/>
    </style:style>
    <style:style style:name="P36" style:family="paragraph" style:parent-style-name="Standard">
      <style:paragraph-properties fo:text-align="start" style:justify-single-word="false" fo:background-color="transparent">
        <style:background-image/>
      </style:paragraph-properties>
    </style:style>
    <style:style style:name="P37" style:family="paragraph" style:parent-style-name="Heading_20_1">
      <style:paragraph-properties fo:text-align="center" style:justify-single-word="false"/>
    </style:style>
    <style:style style:name="P38" style:family="paragraph" style:parent-style-name="Heading_20_1">
      <style:paragraph-properties fo:text-align="start" style:justify-single-word="false"/>
    </style:style>
    <style:style style:name="P39" style:family="paragraph" style:parent-style-name="Heading_20_1">
      <style:text-properties style:font-name="Calibri1" fo:font-size="16pt" fo:language="es" fo:country="ES" fo:font-weight="bold" style:font-size-asian="16pt" style:font-weight-asian="bold" style:font-name-complex="Aharoni" style:font-size-complex="16pt" style:font-weight-complex="bold"/>
    </style:style>
    <style:style style:name="T1" style:family="text">
      <style:text-properties style:font-name="Calibri1" fo:font-size="12pt" fo:language="es" fo:country="ES" fo:font-weight="normal" style:font-size-asian="12pt" style:font-weight-asian="normal" style:font-name-complex="Aharoni" style:font-size-complex="12pt" style:font-weight-complex="normal"/>
    </style:style>
    <style:style style:name="T2" style:family="text">
      <style:text-properties style:font-name="Calibri1" fo:font-size="12pt" fo:language="es" fo:country="ES" style:text-underline-style="none" fo:font-weight="normal" style:font-size-asian="12pt" style:font-weight-asian="normal" style:font-name-complex="Aharoni" style:font-size-complex="12pt" style:font-weight-complex="normal"/>
    </style:style>
    <style:style style:name="T3" style:family="text">
      <style:text-properties style:font-name="Calibri1" fo:font-size="12pt" fo:language="es" fo:country="ES" fo:font-weight="bold" style:font-size-asian="12pt" style:font-weight-asian="bold" style:font-name-complex="Aharoni" style:font-size-complex="12pt" style:font-weight-complex="bold"/>
    </style:style>
    <style:style style:name="T4" style:family="text">
      <style:text-properties style:font-name="Calibri1" fo:font-size="12pt" style:font-size-asian="12pt" style:font-name-complex="Aharoni" style:font-size-complex="12pt"/>
    </style:style>
    <style:style style:name="T5" style:family="text">
      <style:text-properties style:font-name="Calibri1" fo:font-style="normal" style:text-underline-style="none" fo:font-weight="normal" style:font-style-asian="normal" style:font-weight-asian="normal" style:font-name-complex="Aharoni" style:font-style-complex="normal" style:font-weight-complex="normal"/>
    </style:style>
    <style:style style:name="T6" style:family="text">
      <style:text-properties style:font-name="Calibri1" fo:language="en" fo:country="US" fo:font-style="normal" style:text-underline-style="none" fo:font-weight="normal" style:font-style-asian="normal" style:font-weight-asian="normal" style:font-name-complex="Aharoni" style:font-style-complex="normal" style:font-weight-complex="normal"/>
    </style:style>
    <style:style style:name="T7" style:family="text">
      <style:text-properties style:font-name="Calibri1" fo:font-size="14pt" fo:language="es" fo:country="ES" fo:font-weight="bold" style:font-size-asian="14pt" style:font-weight-asian="bold" style:font-name-complex="Aharoni" style:font-size-complex="14pt" style:font-weight-complex="bold"/>
    </style:style>
    <style:style style:name="T8" style:family="text">
      <style:text-properties style:font-name="Calibri1" fo:font-size="16pt" fo:language="es" fo:country="ES" fo:font-weight="bold" style:font-size-asian="16pt" style:font-weight-asian="bold" style:font-name-complex="Aharoni" style:font-size-complex="16pt" style:font-weight-complex="bold"/>
    </style:style>
    <style:style style:name="T9" style:family="text">
      <style:text-properties style:font-name="Calibri1" fo:font-style="italic" style:text-underline-style="none" fo:font-weight="normal" style:font-style-asian="italic" style:font-weight-asian="normal" style:font-name-complex="Aharoni" style:font-style-complex="italic" style:font-weight-complex="normal"/>
    </style:style>
    <style:style style:name="T10" style:family="text">
      <style:text-properties style:font-name="Agency FB" fo:font-size="14pt" style:font-size-asian="14pt" style:font-name-complex="Aharoni" style:font-size-complex="14pt"/>
    </style:style>
    <style:style style:name="T11" style:family="text">
      <style:text-properties style:font-name-complex="Aharoni"/>
    </style:style>
    <style:style style:name="T12" style:family="text">
      <style:text-properties fo:font-style="normal" style:text-underline-style="none" style:font-style-asian="normal" style:font-name-complex="Aharoni" style:font-style-complex="normal"/>
    </style:style>
    <style:style style:name="T13" style:family="text">
      <style:text-properties fo:font-style="normal" style:text-underline-style="none" fo:font-weight="normal" style:font-style-asian="normal" style:font-weight-asian="normal" style:font-name-complex="Aharoni" style:font-style-complex="normal" style:font-weight-complex="normal"/>
    </style:style>
    <style:style style:name="T14" style:family="text">
      <style:text-properties fo:font-style="normal" style:text-underline-style="none" fo:font-weight="bold" style:font-style-asian="normal" style:font-weight-asian="bold" style:font-name-complex="Aharoni" style:font-style-complex="normal"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name-complex="Aharoni" style:font-weight-complex="bold"/>
    </style:style>
    <style:style style:name="T17" style:family="text">
      <style:text-properties fo:color="#ff0000" fo:font-weight="bold" style:font-weight-asian="bold" style:font-name-complex="Aharoni" style:font-weight-complex="bold"/>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Laberinto</text:p>
      <text:p text:style-name="P10">Algoritmo de generación y solución</text:p>
      <text:p text:style-name="P10"/>
      <text:p text:style-name="P10"/>
      <text:p text:style-name="P11"/>
      <text:p text:style-name="P11"/>
      <text:p text:style-name="P11"/>
      <text:p text:style-name="P11"/>
      <text:p text:style-name="P11"/>
      <text:p text:style-name="P6">Jeremías Reyes – Leandro Navarrete – Hernán Escalante</text:p>
      <text:p text:style-name="P6"/>
      <text:p text:style-name="P6"/>
      <text:p text:style-name="P6"/>
      <text:p text:style-name="P6"/>
      <text:p text:style-name="P6"/>
      <text:p text:style-name="P6"/>
      <text:p text:style-name="P6"/>
      <text:p text:style-name="P6"/>
      <text:p text:style-name="P6"/>
      <text:p text:style-name="P6"><text:soft-page-break/></text:p>
      <text:h text:style-name="Heading_20_1" text:outline-level="1">Índice</text:h>
      <text:p text:style-name="Text_20_body"/>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7">Índice<text:tab/>2</text:p>
          <text:p text:style-name="P17">Resumen<text:tab/>3</text:p>
          <text:p text:style-name="P17">Introducción<text:tab/>4</text:p>
          <text:p text:style-name="P17">Método y desarrollo<text:line-break/><text:tab/>5</text:p>
          <text:p text:style-name="P17">Conclusión<text:tab/>11</text:p>
          <text:p text:style-name="P17">Fuentes consultadas<text:tab/>12</text:p>
          <text:p text:style-name="P17">Recursos utilizados<text:tab/>12</text:p>
        </text:index-body>
      </text:table-of-content>
      <text:p text:style-name="Text_20_body"/>
      <text:p text:style-name="Text_20_body"/>
      <text:p text:style-name="Text_20_body"/>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h text:style-name="P37" text:outline-level="1">Resumen</text:h>
      <text:p text:style-name="P6"/>
      <text:p text:style-name="P12">Integrando los conocimientos adquiridos a lo largo del semestre anterior (recursos de programación básicos, manejo de matrices y vectores, etc.) junto con conceptos más avanzados desarrollados a lo largo del semestre corriente (programación orientada a objetos, métodos y recursiones, interfaz, etc.); y considerando además los métodos y procedimientos de investigación y desarrollo contemplados en Metodología de la investigación, la posibilidad de hacer un programa de mediana complejidad concentrando la mayor atención en la eficiencia del algoritmo generador. Como grupo, decidimos que la mejor forma de integrar todos (o la mayor parte) de estos conocimientos, es realizar un programa que genere un laberinto, basado en un número de columnas determinado por el usuario, además debe incluir un algoritmo que encuentre la solución más eficaz al mismo.<text:line-break/><text:line-break/>Cada uno de los tres integrantes del grupo, participó en el desarrollo de una porción de código y se siguió la metodología de trabajo definida al inicio del proyecto, a saber:</text:p>
      <text:p text:style-name="P12"><text:line-break/>Jeremías Reyes: Scrum master.<text:line-break/>Leandro Navarrete: Product owner.<text:line-break/>Hernán Escalante: Equipo de desarrollo. <text:span text:style-name="T10"><text:line-break/><text:line-break/></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tab/><text:tab/><text:tab/><text:tab/><text:tab/><text:tab/></text:p>
      <text:h text:style-name="Heading_20_1" text:outline-level="1">Introducción</text:h>
      <text:p text:style-name="P6"/>
      <text:p text:style-name="P4"><text:span text:style-name="T1">Por definición, </text:span><text:span text:style-name="T2">un laberinto </text:span><text:span text:style-name="T5">es un p</text:span><text:span text:style-name="T6">asatiempo</text:span><text:span text:style-name="T5"> gráfico consistente en trazar una línea desde un punto de origen situado en el exterior de un laberinto a uno de destino situado generalmente en el centro o bien en el lado opuesto. La dificultad consiste en encontrar un camino directo hasta el lugar deseado. El laberinto, por su propia configuración, contiene diferentes vías sin salida (de mayor o menor longitud) y solo un recorrido correcto.<text:line-break/><text:line-break/>Existen varios métodos y teorías desarrolladas tanto como para generar un laberinto, como para resolverlo. Desde un punto de vista matemático, el algoritmo ideal será aquel que produzca cada laberinto posible con igual probabilidad, a partir de este concepto y haciendo uso de la generación por procedimientos (utilización de algoritmos para generar contenido automáticamente), es posible que la mayoría de escenarios que generemos se vean similares entre si u homogéneos, lo que quitaría el atractivo a la hora de ser resueltos por un ser humano. Por esto, se tomó como base el Algoritmo de Prim (es un algoritmo perteneciente a la teoría de los grafos para encontrar un árbol recubridor mínimo en un grafo conexo, no dirigido y cuyas aristas están etiquetadas), al cual se le realizaron algunas modificaciones con el fin de obtener una configuración más interesante y desafiante a la hora de resolver.<text:line-break/><text:line-break/>En términos muy generales, un algoritmo para generar laberintos inicia con un grafo plano en el que cada arista representa una pared, y el objetivo final de dicho algoritmo es encontrar un subgrafo. Dependiendo del grafo inicial y el algoritmo empleado el subgrafo final puede ser un laberinto muy intrincado o uno muy simple.</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5"><text:soft-page-break/></text:p>
      <text:h text:style-name="Heading_20_1" text:outline-level="1"><text:span text:style-name="T15">Método y desarrollo</text:span><text:line-break/></text:h>
      <text:list xml:id="list8033757377445805368" text:style-name="L1">
        <text:list-item>
          <text:p text:style-name="P19">Algoritmo generador del laberinto</text:p>
        </text:list-item>
      </text:list>
      <text:p text:style-name="P13"/>
      <text:p text:style-name="P13">Es un algoritmo que funciona con iteraciones, arboles ternarios y matrices que contienen datos de tipo nodoArbol, este algoritmo genera un laberinto cuadrado de n*n, con una entrada y una salida preestablecida. La entrada siempre es el principio de una matriz, y la salida siempre es el final de la matriz, por lo que el programa recorre todas las celdas de una matriz de nodos que pertenecen al árbol derribando "paredes" las cuales son representadas mediante los enlaces del árbol. En el caso de que se llegue a un punto donde no hay salida, el algoritmo recuerda el camino recorrido por lo que retrocederá hasta llegar a un punto donde logre encontrarla.</text:p>
      <text:p text:style-name="P13"/>
      <text:p text:style-name="P14"><text:span text:style-name="T11">A fines explicativos se utilizará un ejemplo para generar un laberinto de 3*3.<text:line-break/><text:line-break/><text:tab/></text:span><text:span text:style-name="T17">I</text:span><text:span text:style-name="T16">=INICIO<text:line-break/><text:tab/></text:span><text:span text:style-name="T17">F</text:span><text:span text:style-name="T16">=FINAL</text:span></text:p>
      <text:p text:style-name="P22"><draw:frame draw:style-name="fr1" draw:name="Frame1" text:anchor-type="paragraph" svg:x="1.8374in" svg:y="0.2709in" svg:width="3.2508in" draw:z-index="0"><draw:text-box fo:min-height="3.2083in"><text:p text:style-name="Caption"><draw:frame draw:style-name="fr4" draw:name="graphics1" text:anchor-type="paragraph" svg:width="3.2508in" svg:height="3.2083in" style:rel-height="scale" draw:z-index="1"><draw:image xlink:href="Pictures/200000070000204000001FD6E94EE89F.svm" xlink:type="simple" xlink:show="embed" xlink:actuate="onLoad"/></draw:frame>Fig. 1</text:p></draw:text-box></draw:frame><text:line-break/></text:p>
      <text:list xml:id="list4007344023969531948" text:style-name="WWNum1">
        <text:list-item>
          <text:p text:style-name="P21">Desde el punto de salida solo se tiene dos posibles variantes, la pared derecha y la pared de abajo. Se debe elegir una al azar, en nuestro ejemplo será la pared de la derecha. (Fig. 1)</text:p>
        </text:list-item>
      </text:list>
      <text:p text:style-name="P22"/>
      <text:p text:style-name="P22"><text:soft-page-break/></text:p>
      <text:p text:style-name="P22"/>
      <text:p text:style-name="P22"/>
      <text:p text:style-name="P7"/>
      <text:p text:style-name="P35"><draw:frame draw:style-name="fr2" draw:name="Frame2" text:anchor-type="paragraph" svg:width="3.2193in" draw:z-index="2"><draw:text-box fo:min-height="3.1984in"><text:p text:style-name="Caption"><draw:frame draw:style-name="fr5" draw:name="graphics2" text:anchor-type="paragraph" svg:x="0in" svg:y="-0.3228in" svg:width="3.2193in" svg:height="3.1984in" style:rel-height="scale" draw:z-index="3"><draw:image xlink:href="Pictures/2000000700001FF100001FBC46570E77.svm" xlink:type="simple" xlink:show="embed" xlink:actuate="onLoad"/></draw:frame>Fig. 2</text:p></draw:text-box></draw:frame></text:p>
      <text:list xml:id="list35575555" text:continue-numbering="true" text:style-name="WWNum1">
        <text:list-item>
          <text:p text:style-name="P29">Una vez elegida la pared se avanza en dirección hacia la pared derribada. Se verifica si las casillas adyacentes no se han visitado previamente, de ser así, significa que hay una pared por lo que se debe retroceder a la casilla anterior. Se repetirá este procedimiento hasta encontrar una salida, a la vez que se marcarán las casillas visitadas para no volver a pasar por ellas. (Fig. 2)</text:p>
        </text:list-item>
      </text:list>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draw:frame draw:style-name="fr2" draw:name="Frame3" text:anchor-type="paragraph" svg:width="3.2299in" draw:z-index="4"><draw:text-box fo:min-height="3.1984in"><text:p text:style-name="Caption"><draw:frame draw:style-name="fr4" draw:name="graphics3" text:anchor-type="paragraph" svg:width="3.2299in" svg:height="3.1984in" style:rel-height="scale" draw:z-index="5"><draw:image xlink:href="Pictures/200000070000200B00001FBC934CB0A1.svm" xlink:type="simple" xlink:show="embed" xlink:actuate="onLoad"/></draw:frame>Fig. 3</text:p></draw:text-box></draw:frame></text:p>
      <text:list xml:id="list35593312" text:continue-numbering="true" text:style-name="WWNum1">
        <text:list-item>
          <text:p text:style-name="P32">Nuevamente se repite el paso dos, elegimos nuevamente la pared de la derecha. (Fig. 3)</text:p>
        </text:list-item>
      </text:list>
      <text:p text:style-name="P31"/>
      <text:p text:style-name="P31"><draw:frame draw:style-name="fr2" draw:name="Frame4" text:anchor-type="paragraph" svg:width="3.2299in" draw:z-index="6"><draw:text-box fo:min-height="3.2083in"><text:p text:style-name="Caption"><draw:frame draw:style-name="fr4" draw:name="graphics4" text:anchor-type="paragraph" svg:width="3.2299in" svg:height="3.2083in" style:rel-height="scale" draw:z-index="7"><draw:image xlink:href="Pictures/200000070000200B00001FD622D51359.svm" xlink:type="simple" xlink:show="embed" xlink:actuate="onLoad"/></draw:frame>Fig. 4</text:p></draw:text-box></draw:frame></text:p>
      <text:list xml:id="list35565982" text:continue-numbering="true" text:style-name="WWNum1">
        <text:list-item>
          <text:p text:style-name="P32">No se puede seguir avanzando hacia la derecha, por lo que elegiremos la pared de abajo (Fig. 4)</text:p>
        </text:list-item>
      </text:list>
      <text:p text:style-name="P31"><text:soft-page-break/></text:p>
      <text:p text:style-name="P31"><draw:frame draw:style-name="fr2" draw:name="Frame5" text:anchor-type="paragraph" svg:width="3.2299in" draw:z-index="8"><draw:text-box fo:min-height="3.1984in"><text:p text:style-name="Caption"><draw:frame draw:style-name="fr4" draw:name="graphics5" text:anchor-type="paragraph" svg:width="3.2299in" svg:height="3.1984in" style:rel-height="scale" draw:z-index="9"><draw:image xlink:href="Pictures/200000070000200B00001FBCED3A219B.svm" xlink:type="simple" xlink:show="embed" xlink:actuate="onLoad"/></draw:frame>Fig. 5</text:p></draw:text-box></draw:frame></text:p>
      <text:list xml:id="list35592256" text:continue-numbering="true" text:style-name="WWNum1">
        <text:list-item>
          <text:p text:style-name="P32">A fines de ejemplificar de manera completa el funcionamiento del algoritmo, en lugar de avanzar hacia la pared de abajo y llegar a la salida, avanzaremos hacia la izquierda y luego hacia abajo. (Fig 5)</text:p>
        </text:list-item>
      </text:list>
      <text:p text:style-name="P31"/>
      <text:p text:style-name="P31"><draw:frame draw:style-name="fr2" draw:name="Frame6" text:anchor-type="paragraph" svg:width="3.2193in" draw:z-index="10"><draw:text-box fo:min-height="3.1984in"><text:p text:style-name="Caption"><draw:frame draw:style-name="fr4" draw:name="graphics6" text:anchor-type="paragraph" svg:width="3.2193in" svg:height="3.1984in" style:rel-height="scale" draw:z-index="11"><draw:image xlink:href="Pictures/2000000700001FF100001FBCDE4ED5FF.svm" xlink:type="simple" xlink:show="embed" xlink:actuate="onLoad"/></draw:frame>Fig. 6</text:p></draw:text-box></draw:frame></text:p>
      <text:p text:style-name="P31"/>
      <text:p text:style-name="P31"><text:soft-page-break/></text:p>
      <text:list xml:id="list35565551" text:continue-numbering="true" text:style-name="WWNum1">
        <text:list-item>
          <text:p text:style-name="P32">Procedemos siguiendo la filosofía del paso anterior, moviendo hacia la izquierda y luego hacia arriba. Llegamos a un punto donde no se puede seguir avanzando en ninguna dirección que no sea obligatoriamente volver sobre nuestros pasos. (Fig. 6)</text:p>
        </text:list-item>
      </text:list>
      <text:p text:style-name="P31"/>
      <text:p text:style-name="P31"><draw:frame draw:style-name="fr2" draw:name="Frame7" text:anchor-type="paragraph" svg:width="3.2299in" draw:z-index="12"><draw:text-box fo:min-height="3.2193in"><text:p text:style-name="Caption"><draw:frame draw:style-name="fr4" draw:name="graphics7" text:anchor-type="paragraph" svg:width="3.2299in" svg:height="3.2193in" style:rel-height="scale" draw:z-index="13"><draw:image xlink:href="Pictures/200000070000200B00001FF1B50FF6F1.svm" xlink:type="simple" xlink:show="embed" xlink:actuate="onLoad"/></draw:frame>Fig. 7</text:p></draw:text-box></draw:frame></text:p>
      <text:list xml:id="list35589094" text:continue-numbering="true" text:style-name="WWNum1">
        <text:list-item>
          <text:p text:style-name="P32">Se retrocederá hasta un punto donde aún queden opciones para realizar movimientos, en este caso, el punto aparece marcado con una cruz. Desde aquí, el único camino viable para avanzar es hacia la derecha, por lo que habremos llegado a la salida.(Fig. 7) </text:p>
        </text:list-item>
      </text:list>
      <text:p text:style-name="P31"/>
      <text:p text:style-name="P31"/>
      <text:p text:style-name="P31"/>
      <text:p text:style-name="P31">A continuación, se muestra una captura del programa actual con una breve explicación de la interfaz.</text:p>
      <text:p text:style-name="P31"/>
      <text:p text:style-name="P31"/>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draw:frame draw:style-name="fr3" draw:name="Frame8" text:anchor-type="as-char" svg:y="-3.9299in" svg:width="5.9055in" draw:z-index="14"><draw:text-box fo:min-height="4.1693in"><text:p text:style-name="Caption"><draw:frame draw:style-name="fr4" draw:name="graphics8" text:anchor-type="paragraph" svg:width="5.9055in" svg:height="4.1693in" style:rel-height="scale" draw:z-index="15"><draw:image xlink:href="Pictures/200000070000501A000038A49DC8C627.svm" xlink:type="simple" xlink:show="embed" xlink:actuate="onLoad"/></draw:frame>Captura</text:p></draw:text-box></draw:frame></text:p>
      <text:p text:style-name="P33"/>
      <text:list xml:id="list3216707197256345027" text:style-name="L2">
        <text:list-item>
          <text:p text:style-name="P30"><text:span text:style-name="T14">Nº Columnas:</text:span><text:span text:style-name="T13"> define la cantidad de columnas a utilizar para la generación del laberinto, incrementar este valor dará como resultado un aumento en la cantidad de paredes y, por tanto, en el tamaño y complejidad del laberinto.</text:span></text:p>
        </text:list-item>
        <text:list-item>
          <text:p text:style-name="P34"><text:span text:style-name="T12">Generar laberinto: </text:span><text:span text:style-name="T13">genera el laberinto según el número de columnas determinado en el ítem anterior.</text:span></text:p>
        </text:list-item>
        <text:list-item>
          <text:p text:style-name="P34"><text:span text:style-name="T12">Solucionar: </text:span><text:span text:style-name="T13">da inicio al juego, luego de hacer clic sobre este botón, el jugador puede empezar a recorrer el laberinto haciendo uso de las flechas del teclado.</text:span></text:p>
        </text:list-item>
        <text:list-item>
          <text:p text:style-name="P34"><text:span text:style-name="T12">Solución: </text:span><text:span text:style-name="T13">el programa muestra la solución del laberinto.</text:span></text:p>
        </text:list-item>
        <text:list-item>
          <text:p text:style-name="P34"><text:span text:style-name="T12">Información: </text:span><text:span text:style-name="T13">abre una ventana que muestra instrucciones y detalles del juego. <text:s/></text:span></text:p>
        </text:list-item>
      </text:list>
      <text:p text:style-name="P31"/>
      <text:p text:style-name="P4"><text:span text:style-name="T5">Para ejecutar el programa en Linux, debe hacerse uso del Terminal. Primero, verificamos que java esté instalado en el equipo ejecutando el comando </text:span><text:span text:style-name="T9">Java. </text:span><text:span text:style-name="T5">Si obtenemos un resultado positivo, procederemos a escribir el comando </text:span><text:span text:style-name="T9">java -jar </text:span><text:span text:style-name="T5">,a continuación del comando se deja un espacio y se especifica entre comillas simples la ruta al archivo a ejecutar.</text:span></text:p>
      <text:h text:style-name="Heading_20_1" text:outline-level="1"><text:soft-page-break/></text:h>
      <text:p text:style-name="Text_20_body"/>
      <text:p text:style-name="Text_20_body"/>
      <text:h text:style-name="P38" text:outline-level="1"/>
      <text:h text:style-name="Heading_20_1" text:outline-level="1">Conclusión</text:h>
      <text:p text:style-name="P6"/>
      <text:p text:style-name="P22">A través del desarrollo del programa, se buscó -y logró- hacer uso de conocimientos y prácticas desarrolladas a lo largo de la carrera. En el caso de la materia, se llevó a cabo la organización, planeamiento, recopilación de datos teóricos, búsqueda y selección de algoritmos (tanto de generación como de solución del laberinto), desarrollo de métodos de trabajo en equipo y por consiguiente, uso de la plataforma github y conceptos sobre la elaboración de documentación, entre otros temas y conceptos contemplados a lo largo del semestre. En cuanto al resto de la carrera, se integraron conceptos de materias como Programación (I y II) y Laboratorio de computación (I y II) tales como: manejo de matrices, llamadas a procedimientos, funciones, programación orientada a objetos, desarrollo de interfaz, métodos de trabajo en equipo, entre otros.<text:line-break/><text:line-break/>Se logró una aplicación con una interfaz simple, capaz de generar laberintos heterogéneos, con una alta tasa de variación entre cada generación y con la capacidad de mostrar la solución en todos los casos, incluso destacando los caminos alternativos que el algoritmo recorre y descarta durante la búsqueda.</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8"/>
      <text:h text:style-name="Heading_20_1" text:outline-level="1">Fuentes consultadas</text:h>
      <text:p text:style-name="P6"/>
      <text:p text:style-name="P25">Wikipedia:</text:p>
      <text:p text:style-name="P16"><text:a xlink:type="simple" xlink:href="https://en.wikipedia.org/wiki/Maze_generation_algorithm" text:style-name="Internet_20_link" text:visited-style-name="Visited_20_Internet_20_Link"><text:span text:style-name="T4">https://en.wikipedia.org/wiki/Maze_generation_algorithm</text:span></text:a></text:p>
      <text:p text:style-name="P15"><text:a xlink:type="simple" xlink:href="https://en.wikipedia.org/wiki/Backtracking" text:style-name="Internet_20_link" text:visited-style-name="Visited_20_Internet_20_Link">https://en.wikipedia.org/wiki/Backtracking</text:a><text:span text:style-name="T1"><text:line-break/></text:span><text:a xlink:type="simple" xlink:href="https://es.wikipedia.org/wiki/Algoritmo_de_Prim" text:style-name="Internet_20_link" text:visited-style-name="Visited_20_Internet_20_Link">https://es.wikipedia.org/wiki/Algoritmo_de_Prim</text:a></text:p>
      <text:p text:style-name="P24">YouTube:</text:p>
      <text:p text:style-name="P16"><text:a xlink:type="simple" xlink:href="https://www.youtube.com/watch?v=HyK_Q5rrcr4" text:style-name="Internet_20_link" text:visited-style-name="Visited_20_Internet_20_Link"><text:span text:style-name="T4">https://www.youtube.com/watch?v=HyK_Q5rrcr4</text:span></text:a></text:p>
      <text:p text:style-name="P16"><text:a xlink:type="simple" xlink:href="https://www.youtube.com/watch?v=D8UgRyRnvXU" text:style-name="Internet_20_link" text:visited-style-name="Visited_20_Internet_20_Link"><text:span text:style-name="T4">https://www.youtube.com/watch?v=D8UgRyRnvXU</text:span></text:a></text:p>
      <text:p text:style-name="P15"><text:a xlink:type="simple" xlink:href="https://www.youtube.com/watch?v=v0ghwiepPwk&amp;t=755s" text:style-name="Internet_20_link" text:visited-style-name="Visited_20_Internet_20_Link">https://www.youtube.com/watch?v=v0ghwiepPwk&amp;t=755s</text:a><text:span text:style-name="T1"><text:line-break/></text:span><text:span text:style-name="T3">Varios:</text:span></text:p>
      <text:p text:style-name="P16"><text:a xlink:type="simple" xlink:href="https://serprogramador.es/programar-arboles-binarios-parte-1-introduccionclasesagregar-nodo/" text:style-name="Internet_20_link" text:visited-style-name="Visited_20_Internet_20_Link"><text:span text:style-name="T4">https://serprogramador.es/programar-arboles-binarios-parte-1-introduccionclasesagregar-nodo/</text:span></text:a></text:p>
      <text:p text:style-name="P15"><text:a xlink:type="simple" xlink:href="http://elclubdejava.blogspot.com/" text:style-name="Internet_20_link" text:visited-style-name="Visited_20_Internet_20_Link"><text:span text:style-name="T1">http://elclubdejava.blogspot.com/</text:span></text:a></text:p>
      <text:p text:style-name="P15"><text:a xlink:type="simple" xlink:href="https://www.gamasutra.com/blogs/HermanTulleken/20161005/282629/Algorithms_for_making_more_interesting_mazes.php" text:style-name="Internet_20_link" text:visited-style-name="Visited_20_Internet_20_Link">https://www.gamasutra.com/blogs/HermanTulleken/20161005/282629/Algorithms_for_making_more_interesting_mazes.php</text:a><text:span text:style-name="T1"><text:line-break/><text:line-break/></text:span></text:p>
      <text:h text:style-name="P39" text:outline-level="1">Recursos utilizados</text:h>
      <text:p text:style-name="P26"/>
      <text:p text:style-name="P15"><text:span text:style-name="T7">Sistemas Operativos (desarrollo y pruebas)</text:span><text:span text:style-name="T8"><text:line-break/></text:span><text:span text:style-name="T1">Kali Linux 2018.2</text:span></text:p>
      <text:p text:style-name="P15"><text:span text:style-name="T1">Ubuntu 18.04 LTS<text:line-break/>Windows 10<text:line-break/></text:span><text:span text:style-name="T7">Entornos de desarrollo<text:line-break/></text:span><text:span text:style-name="T1">NetBeans IDE</text:span></text:p>
      <text:p text:style-name="P23">Eclipse (Java)</text:p>
      <text:p text:style-name="P15"><text:span text:style-name="T7">Varios<text:line-break/></text:span><text:span text:style-name="T1">OpenOffice (documentación)<text:line-break/>GitHub (desarrollo colaborativo)<text:line-break/></text:span><text:span text:style-name="T8"><text:line-break/></text:span><text:soft-page-break/></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Agency FB" svg:font-family="'Agency FB'"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Bold" style:font-family-generic="swiss" style:font-pitch="variable"/>
    <style:font-face style:name="Aharoni" svg:font-family="Aharon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Calibri"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Calibri1" fo:language="es" fo:country="ES"/>
    </style:style>
    <style:style style:name="MP2" style:family="paragraph" style:parent-style-name="Footer">
      <style:paragraph-properties fo:text-align="center" style:justify-single-word="false"/>
      <style:text-properties fo:language="es" fo:country="ES"/>
    </style:style>
    <style:style style:name="MP3" style:family="paragraph" style:parent-style-name="Footer">
      <style:paragraph-properties fo:text-align="center" style:justify-single-word="false" fo:background-color="transparent">
        <style:background-image/>
      </style:paragraph-properties>
      <style:text-properties fo:language="es" fo:country="ES" fo:background-color="transparen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etodología de la investigación<text:tab/><text:tab/>2018</text:p>
      </style:header>
      <style:footer>
        <text:p text:style-name="MP2">Tecnicatura Superior en Programación</text:p>
        <text:p text:style-name="MP3"><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ernan Escalante</meta:initial-creator>
    <meta:creation-date>2018-06-13T01:39:40.46</meta:creation-date>
    <dc:date>2018-06-13T15:38:06.79</dc:date>
    <dc:creator>Hernan Escalante</dc:creator>
    <meta:editing-duration>PT1H34M20S</meta:editing-duration>
    <meta:editing-cycles>9</meta:editing-cycles>
    <meta:generator>OpenOffice/4.1.5$Win32 OpenOffice.org_project/415m1$Build-9789</meta:generator>
    <meta:document-statistic meta:table-count="0" meta:image-count="8" meta:object-count="0" meta:page-count="13" meta:paragraph-count="66" meta:word-count="1295" meta:character-count="8478"/>
  </office:meta>
</office:document-meta>
</file>